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"/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8.551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4216666666667cm"/>
    </style:style>
    <style:style style:name="co5" style:family="table-column">
      <style:table-column-properties fo:break-before="auto" style:column-width="2.87866666666667cm"/>
    </style:style>
    <style:style style:name="co6" style:family="table-column">
      <style:table-column-properties fo:break-before="auto" style:column-width="2.9845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Dénomination</text:p>
          </table:table-cell>
          <table:table-cell office:value-type="string" table:style-name="ce2">
            <text:p>Revenus</text:p>
          </table:table-cell>
          <table:table-cell office:value-type="string" table:style-name="ce2">
            <text:p>Nombre de parts</text:p>
          </table:table-cell>
          <table:table-cell office:value-type="string" table:style-name="ce5">
            <text:p>Résultat attendu</text:p>
          </table:table-cell>
          <table:table-cell office:value-type="string" table:style-name="ce2">
            <text:p>Résultat observé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s nominal</text:p>
          </table:table-cell>
          <table:table-cell office:value-type="float" office:value="255000" table:style-name="ce2">
            <text:p>255000</text:p>
          </table:table-cell>
          <table:table-cell office:value-type="float" office:value="3" table:style-name="ce2">
            <text:p>3</text:p>
          </table:table-cell>
          <table:table-cell office:value-type="float" office:value="49629" table:style-name="ce5">
            <text:p>49629</text:p>
          </table:table-cell>
          <table:table-cell office:value-type="float" office:value="49629" table:style-name="ce2">
            <text:p>49629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imite basse tranche 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Limite haute tranche 1</text:p>
          </table:table-cell>
          <table:table-cell office:value-type="float" office:value="17961.666666666664" table:formula="of:=[.C24]/0.9*[.D4]" table:style-name="ce2">
            <text:p>17961,66667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Limite basse tranche 2</text:p>
          </table:table-cell>
          <table:table-cell office:value-type="float" office:value="23951.111111111109" table:formula="of:=[.C25]/0.9*[.D5]" table:style-name="ce2">
            <text:p>23951,11111</text:p>
          </table:table-cell>
          <table:table-cell office:value-type="float" office:value="2" table:style-name="ce2">
            <text:p>2</text:p>
          </table:table-cell>
          <table:table-cell office:value-type="float" office:value="0.11" table:formula="of:=([.C25]-10777)*0.11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Limite haute tranche 2</text:p>
          </table:table-cell>
          <table:table-cell office:value-type="float" office:value="76327.777777777781" table:formula="of:=[.C26]/0.9*[.D6]" table:style-name="ce2">
            <text:p>76327,77778</text:p>
          </table:table-cell>
          <table:table-cell office:value-type="float" office:value="2.5" table:style-name="ce2">
            <text:p>2,5</text:p>
          </table:table-cell>
          <table:table-cell office:value-type="float" office:value="1837.11" table:formula="of:=([.C26]-10777)*0.11" table:style-name="ce5">
            <text:p>1837</text:p>
          </table:table-cell>
          <table:table-cell table:style-name="ce2"/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Limite basse tranche 3</text:p>
          </table:table-cell>
          <table:table-cell office:value-type="float" office:value="91596.666666666672" table:formula="of:=[.C27]/0.9*[.D7]" table:style-name="ce2">
            <text:p>91596,66667</text:p>
          </table:table-cell>
          <table:table-cell office:value-type="float" office:value="3" table:style-name="ce2">
            <text:p>3</text:p>
          </table:table-cell>
          <table:table-cell office:value-type="float" office:value="1837" table:formula="of:=([.C27] - 27479)*0.3+(27478 - 10778)*0.11" table:style-name="ce5">
            <text:p>1837</text:p>
          </table:table-cell>
          <table:table-cell table:style-name="ce2"/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Limite haute tranche 3</text:p>
          </table:table-cell>
          <table:table-cell office:value-type="float" office:value="349200" table:formula="of:=[.C28]/0.9*[.D8]" table:style-name="ce2">
            <text:p>349200</text:p>
          </table:table-cell>
          <table:table-cell office:value-type="float" office:value="4" table:style-name="ce2">
            <text:p>4</text:p>
          </table:table-cell>
          <table:table-cell office:value-type="float" office:value="17164.3" table:formula="of:=([.C28] - 27479)*0.3+(27478 - 10778)*0.11" table:style-name="ce5">
            <text:p>17164</text:p>
          </table:table-cell>
          <table:table-cell table:style-name="ce2"/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Limite basse tranche 4</text:p>
          </table:table-cell>
          <table:table-cell office:value-type="float" office:value="436505.55555555556" table:formula="of:=[.C29]/0.9*[.D9]" table:style-name="ce2">
            <text:p>436505,5556</text:p>
          </table:table-cell>
          <table:table-cell office:value-type="float" office:value="5" table:style-name="ce2">
            <text:p>5</text:p>
          </table:table-cell>
          <table:table-cell office:value-type="float" office:value="17164.3" table:formula="of:=([.C29] - 78571)*0.41 + (78570 - 27479)*0.3 + (27478 - 10778)*0.11" table:style-name="ce5">
            <text:p>17164</text:p>
          </table:table-cell>
          <table:table-cell table:style-name="ce2"/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Limite haute tranche 4 + limite haute nombre de part</text:p>
          </table:table-cell>
          <table:table-cell office:value-type="float" office:value="2816566.6666666665" table:formula="of:=[.C30]/0.9*[.D10]" table:style-name="ce2">
            <text:p>2816566,667</text:p>
          </table:table-cell>
          <table:table-cell office:value-type="float" office:value="15" table:style-name="ce2">
            <text:p>15</text:p>
          </table:table-cell>
          <table:table-cell office:value-type="float" office:value="54237.729999999996" table:formula="of:=([.C30] - 78571)*0.41 + (78570 - 27479)*0.3 + (27478 - 10778)*0.11" table:style-name="ce5">
            <text:p>54238</text:p>
          </table:table-cell>
          <table:table-cell table:style-name="ce2"/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Limite basse tranche 5</text:p>
          </table:table-cell>
          <table:table-cell office:value-type="float" office:value="187772.22222222222" table:formula="of:=[.C31]/0.9*[.D11]" table:style-name="ce2">
            <text:p>187772,2222</text:p>
          </table:table-cell>
          <table:table-cell office:value-type="float" office:value="1" table:style-name="ce2">
            <text:p>1</text:p>
          </table:table-cell>
          <table:table-cell office:value-type="float" office:value="54237.729999999996" table:formula="of:=([.C31]-168995)*0.45 + (168994 - 78571)*0.41 + (78570-27479)*0.3 + (27478-10778)*0.11" table:style-name="ce5">
            <text:p>54238</text:p>
          </table:table-cell>
          <table:table-cell table:style-name="ce2"/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Tranche 5</text:p>
          </table:table-cell>
          <table:table-cell office:value-type="float" office:value="222222.22222222222" table:formula="of:=[.C32]/0.9*[.D12]" table:style-name="ce2">
            <text:p>222222,2222</text:p>
          </table:table-cell>
          <table:table-cell office:value-type="float" office:value="1" table:style-name="ce2">
            <text:p>1</text:p>
          </table:table-cell>
          <table:table-cell office:value-type="float" office:value="68189.98" table:formula="of:=([.C32]-168995)*0.45 + (168994 - 78571)*0.41 + (78570-27479)*0.3 + (27478-10778)*0.11" table:style-name="ce5">
            <text:p>68190</text:p>
          </table:table-cell>
          <table:table-cell table:style-name="ce2"/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ombre de part invalide (négatif)</text:p>
          </table:table-cell>
          <table:table-cell office:value-type="float" office:value="255000" table:style-name="ce2">
            <text:p>255000</text:p>
          </table:table-cell>
          <table:table-cell office:value-type="float" office:value="-1" table:style-name="ce2">
            <text:p>-1</text:p>
          </table:table-cell>
          <table:table-cell office:value-type="string" table:style-name="ce5">
            <text:p>Exception</text:p>
          </table:table-cell>
          <table:table-cell office:value-type="string" table:style-name="ce2">
            <text:p>Exception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Nombre de part invalide (&gt; 15)</text:p>
          </table:table-cell>
          <table:table-cell office:value-type="float" office:value="255000" table:style-name="ce2">
            <text:p>255000</text:p>
          </table:table-cell>
          <table:table-cell office:value-type="float" office:value="16" table:style-name="ce2">
            <text:p>16</text:p>
          </table:table-cell>
          <table:table-cell office:value-type="string" table:style-name="ce5">
            <text:p>Exception</text:p>
          </table:table-cell>
          <table:table-cell office:value-type="string" table:style-name="ce2">
            <text:p>Exception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Revenu invalide</text:p>
          </table:table-cell>
          <table:table-cell office:value-type="float" office:value="-255000" table:style-name="ce2">
            <text:p>-255000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xception</text:p>
          </table:table-cell>
          <table:table-cell office:value-type="string" table:style-name="ce2">
            <text:p>Exception</text:p>
          </table:table-cell>
          <table:table-cell office:value-type="string" table:style-name="ce2">
            <text:p>PASS</text:p>
          </table:table-cell>
          <table:table-cell table:number-columns-repeated="16377"/>
        </table:table-row>
        <table:table-row table:number-rows-repeated="2" table:style-name="ro1">
          <table:table-cell table:number-columns-repeated="4" table:style-name="ce3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2" table:style-name="ro1">
          <table:table-cell table:number-columns-repeated="4" table:style-name="ce4"/>
          <table:table-cell table:style-name="ce7"/>
          <table:table-cell table:number-columns-repeated="2" table:style-name="ce4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255000" table:style-name="ce2">
            <text:p>255000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0" table:style-name="ce2">
            <text:p>0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0777" table:style-name="ce2">
            <text:p>10777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0778" table:style-name="ce2">
            <text:p>10778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7478" table:style-name="ce2">
            <text:p>27478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7479" table:style-name="ce2">
            <text:p>27479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78570" table:style-name="ce2">
            <text:p>78570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78571" table:style-name="ce2">
            <text:p>78571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68994" table:style-name="ce2">
            <text:p>168994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168995" table:style-name="ce2">
            <text:p>168995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00000" table:style-name="ce2">
            <text:p>200000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number-rows-repeated="3"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THOMY Loan</dc:creator>
    <meta:creation-date>2023-02-21T10:29:51Z</meta:creation-date>
    <dc:date>2023-02-21T11:20:25Z</dc:date>
    <meta:editing-cycles>6</meta:editing-cycles>
    <meta:editing-duration>PT1809S</meta:editing-duration>
  </office:meta>
</office:document-meta>
</file>